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aaf" officeooo:paragraph-rsid="0007eaaf"/>
    </style:style>
    <style:style style:name="P2" style:family="paragraph" style:parent-style-name="Standard">
      <style:text-properties officeooo:rsid="000f4e36" officeooo:paragraph-rsid="000f4e36"/>
    </style:style>
    <style:style style:name="T1" style:family="text">
      <style:text-properties officeooo:rsid="0008bb18"/>
    </style:style>
    <style:style style:name="T2" style:family="text">
      <style:text-properties officeooo:rsid="00096ce2"/>
    </style:style>
    <style:style style:name="T3" style:family="text">
      <style:text-properties officeooo:rsid="000a0526"/>
    </style:style>
    <style:style style:name="T4" style:family="text">
      <style:text-properties officeooo:rsid="000d186b"/>
    </style:style>
    <style:style style:name="T5" style:family="text">
      <style:text-properties officeooo:rsid="000e25ba"/>
    </style:style>
    <style:style style:name="T6" style:family="text">
      <style:text-properties officeooo:rsid="00129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: Summer Internship <text:span text:style-name="T3">@LLNL</text:span></text:p>
      <text:p text:style-name="P1"/>
      <text:p text:style-name="P1">Dear Dr. Schulz,</text:p>
      <text:p text:style-name="P1"/>
      <text:p text:style-name="P1">Warm Greetings !!!</text:p>
      <text:p text:style-name="P1"/>
      <text:p text:style-name="P1">I am Nishanth, currently a Master Student in Informatics working under Prof. Gerndt and also doing my Master Thesis <text:span text:style-name="T1">currently</text:span>.</text:p>
      <text:p text:style-name="P1"/>
      <text:p text:style-name="P1">I <text:span text:style-name="T2">recently </text:span>learnt from Prof. Gerndt about a possible summer internship <text:span text:style-name="T3">opportunity </text:span>@LLNL and <text:span text:style-name="T3">that </text:span>I <text:span text:style-name="T3">could</text:span> <text:s/>send across my <text:span text:style-name="T3">details</text:span> <text:span text:style-name="T3">to you </text:span>in this regard to apply for the same. Please find attached the documents <text:span text:style-name="T5">mentioned below </text:span>:</text:p>
      <text:p text:style-name="P1"/>
      <text:p text:style-name="P1">1. <text:s text:c="2"/>Curriculum Vitae</text:p>
      <text:p text:style-name="P1">2. <text:s text:c="2"/>Transcripts </text:p>
      <text:p text:style-name="P1">3. <text:s text:c="2"/><text:span text:style-name="T6">One page d</text:span>escription of my ongoing Master Thesis</text:p>
      <text:p text:style-name="P1"/>
      <text:p text:style-name="P1">Kindly have a look at them and in case there are more details needed, I would be glad to send them.</text:p>
      <text:p text:style-name="P1"/>
      <text:p text:style-name="P1">I look forward to your feedback. Thanks in advance <text:span text:style-name="T4">for your time</text:span>.</text:p>
      <text:p text:style-name="P1"/>
      <text:p text:style-name="P1">Regards,</text:p>
      <text:p text:style-name="P1">Nishant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40:57.151423585</meta:creation-date>
    <dc:date>2016-03-21T10:45:58.233503344</dc:date>
    <meta:editing-duration>PT41M28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19" meta:character-count="687" meta:non-whitespace-character-count="572"/>
  </office:meta>
</office:document-meta>
</file>